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  <style:text-properties fo:font-style="normal" style:font-style-asian="normal" style:font-style-complex="normal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none" fo:border-right="0.74pt solid #000000" fo:border-top="0.74pt solid #000000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  <style:text-properties fo:font-style="normal" style:font-style-asian="normal" style:font-style-complex="normal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9" style:family="table-cell" style:parent-style-name="Default">
      <style:table-cell-properties fo:border-bottom="0.74pt solid #000000" fo:border-left="none" fo:border-right="0.74pt solid #000000" fo:border-top="none"/>
    </style:style>
    <style:style style:name="ce10" style:family="table-cell" style:parent-style-name="Default">
      <style:table-cell-properties fo:border-bottom="none" fo:border-left="0.74pt solid #000000" fo:border-right="0.74pt solid #000000" fo:border-top="none"/>
    </style:style>
    <style:style style:name="ce11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default-cell-style-name="ce8"/>
        <table:table-column table:style-name="co1" table:default-cell-style-name="ce4"/>
        <table:table-column table:style-name="co1" table:default-cell-style-name="ce8"/>
        <table:table-column table:style-name="co1" table:default-cell-style-name="ce4"/>
        <table:table-column table:style-name="co1" table:default-cell-style-name="ce8"/>
        <table:table-column table:style-name="co1" table:default-cell-style-name="ce4"/>
        <table:table-column table:style-name="co1" table:default-cell-style-name="ce8"/>
        <table:table-row table:style-name="ro1">
          <table:table-cell table:style-name="ce1" office:value-type="string" calcext:value-type="string" table:number-columns-spanned="1" table:number-rows-spanned="3">
            <text:p>Buffer Size</text:p>
          </table:table-cell>
          <table:table-cell table:style-name="ce1" office:value-type="string" calcext:value-type="string" table:number-columns-spanned="8" table:number-rows-spanned="1">
            <text:p>Query</text:p>
          </table:table-cell>
          <table:covered-table-cell table:number-columns-repeated="7" table:style-name="Default"/>
        </table:table-row>
        <table:table-row table:style-name="ro1">
          <table:covered-table-cell/>
          <table:table-cell table:style-name="ce2" office:value-type="string" calcext:value-type="string" table:number-columns-spanned="2" table:number-rows-spanned="1">
            <text:p>Q1</text:p>
          </table:table-cell>
          <table:covered-table-cell table:style-name="ce6"/>
          <table:table-cell table:style-name="ce2" office:value-type="string" calcext:value-type="string" table:number-columns-spanned="2" table:number-rows-spanned="1">
            <text:p>Q2</text:p>
          </table:table-cell>
          <table:covered-table-cell table:style-name="ce6"/>
          <table:table-cell table:style-name="ce2" office:value-type="string" calcext:value-type="string" table:number-columns-spanned="2" table:number-rows-spanned="1">
            <text:p>Q3</text:p>
          </table:table-cell>
          <table:covered-table-cell table:style-name="ce6"/>
          <table:table-cell table:style-name="ce2" office:value-type="string" calcext:value-type="string" table:number-columns-spanned="2" table:number-rows-spanned="1">
            <text:p>Q4</text:p>
          </table:table-cell>
          <table:covered-table-cell table:style-name="ce6"/>
        </table:table-row>
        <table:table-row table:style-name="ro1">
          <table:covered-table-cell/>
          <table:table-cell table:style-name="ce3" office:value-type="string" calcext:value-type="string">
            <text:p>LRU</text:p>
          </table:table-cell>
          <table:table-cell table:style-name="ce7" office:value-type="string" calcext:value-type="string">
            <text:p>MRU</text:p>
          </table:table-cell>
          <table:table-cell table:style-name="ce3" office:value-type="string" calcext:value-type="string">
            <text:p>LRU</text:p>
          </table:table-cell>
          <table:table-cell table:style-name="ce7" office:value-type="string" calcext:value-type="string">
            <text:p>MRU</text:p>
          </table:table-cell>
          <table:table-cell table:style-name="ce3" office:value-type="string" calcext:value-type="string">
            <text:p>LRU</text:p>
          </table:table-cell>
          <table:table-cell table:style-name="ce7" office:value-type="string" calcext:value-type="string">
            <text:p>MRU</text:p>
          </table:table-cell>
          <table:table-cell table:style-name="ce3" office:value-type="string" calcext:value-type="string">
            <text:p>LRU</text:p>
          </table:table-cell>
          <table:table-cell table:style-name="ce7" office:value-type="string" calcext:value-type="string">
            <text:p>MR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000" calcext:value-type="float">
            <text:p>101000</text:p>
          </table:table-cell>
          <table:table-cell office:value-type="float" office:value="2082964" calcext:value-type="float">
            <text:p>2082964</text:p>
          </table:table-cell>
          <table:table-cell office:value-type="float" office:value="100100" calcext:value-type="float">
            <text:p>100100</text:p>
          </table:table-cell>
          <table:table-cell office:value-type="float" office:value="1920064" calcext:value-type="float">
            <text:p>1920064</text:p>
          </table:table-cell>
          <table:table-cell office:value-type="float" office:value="50500" calcext:value-type="float">
            <text:p>50500</text:p>
          </table:table-cell>
          <table:table-cell office:value-type="float" office:value="1032464" calcext:value-type="float">
            <text:p>1032464</text:p>
          </table:table-cell>
          <table:table-cell office:value-type="float" office:value="50100" calcext:value-type="float">
            <text:p>50100</text:p>
          </table:table-cell>
          <table:table-cell office:value-type="float" office:value="960064" calcext:value-type="float">
            <text:p>9600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1000" calcext:value-type="float">
            <text:p>101000</text:p>
          </table:table-cell>
          <table:table-cell office:value-type="float" office:value="2062829" calcext:value-type="float">
            <text:p>2062829</text:p>
          </table:table-cell>
          <table:table-cell office:value-type="float" office:value="100100" calcext:value-type="float">
            <text:p>100100</text:p>
          </table:table-cell>
          <table:table-cell office:value-type="float" office:value="1719929" calcext:value-type="float">
            <text:p>1719929</text:p>
          </table:table-cell>
          <table:table-cell office:value-type="float" office:value="50500" calcext:value-type="float">
            <text:p>50500</text:p>
          </table:table-cell>
          <table:table-cell office:value-type="float" office:value="1012329" calcext:value-type="float">
            <text:p>1012329</text:p>
          </table:table-cell>
          <table:table-cell office:value-type="float" office:value="50100" calcext:value-type="float">
            <text:p>50100</text:p>
          </table:table-cell>
          <table:table-cell office:value-type="float" office:value="859929" calcext:value-type="float">
            <text:p>8599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1000" calcext:value-type="float">
            <text:p>101000</text:p>
          </table:table-cell>
          <table:table-cell office:value-type="float" office:value="2001824" calcext:value-type="float">
            <text:p>2001824</text:p>
          </table:table-cell>
          <table:table-cell office:value-type="float" office:value="100100" calcext:value-type="float">
            <text:p>100100</text:p>
          </table:table-cell>
          <table:table-cell office:value-type="float" office:value="1118924" calcext:value-type="float">
            <text:p>1118924</text:p>
          </table:table-cell>
          <table:table-cell office:value-type="float" office:value="50500" calcext:value-type="float">
            <text:p>50500</text:p>
          </table:table-cell>
          <table:table-cell office:value-type="float" office:value="951324" calcext:value-type="float">
            <text:p>951324</text:p>
          </table:table-cell>
          <table:table-cell office:value-type="float" office:value="50100" calcext:value-type="float">
            <text:p>50100</text:p>
          </table:table-cell>
          <table:table-cell office:value-type="float" office:value="558924" calcext:value-type="float">
            <text:p>55892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1000" calcext:value-type="float">
            <text:p>101000</text:p>
          </table:table-cell>
          <table:table-cell office:value-type="float" office:value="1950299" calcext:value-type="float">
            <text:p>1950299</text:p>
          </table:table-cell>
          <table:table-cell office:value-type="float" office:value="100100" calcext:value-type="float">
            <text:p>100100</text:p>
          </table:table-cell>
          <table:table-cell office:value-type="float" office:value="617399" calcext:value-type="float">
            <text:p>617399</text:p>
          </table:table-cell>
          <table:table-cell office:value-type="float" office:value="50500" calcext:value-type="float">
            <text:p>50500</text:p>
          </table:table-cell>
          <table:table-cell office:value-type="float" office:value="899799" calcext:value-type="float">
            <text:p>899799</text:p>
          </table:table-cell>
          <table:table-cell office:value-type="float" office:value="50100" calcext:value-type="float">
            <text:p>50100</text:p>
          </table:table-cell>
          <table:table-cell office:value-type="float" office:value="307399" calcext:value-type="float">
            <text:p>3073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000" calcext:value-type="float">
            <text:p>101000</text:p>
          </table:table-cell>
          <table:table-cell office:value-type="float" office:value="1898149" calcext:value-type="float">
            <text:p>1898149</text:p>
          </table:table-cell>
          <table:table-cell office:value-type="float" office:value="100100" calcext:value-type="float">
            <text:p>100100</text:p>
          </table:table-cell>
          <table:table-cell office:value-type="float" office:value="115249" calcext:value-type="float">
            <text:p>115249</text:p>
          </table:table-cell>
          <table:table-cell office:value-type="float" office:value="50500" calcext:value-type="float">
            <text:p>50500</text:p>
          </table:table-cell>
          <table:table-cell office:value-type="float" office:value="847649" calcext:value-type="float">
            <text:p>847649</text:p>
          </table:table-cell>
          <table:table-cell office:value-type="float" office:value="50100" calcext:value-type="float">
            <text:p>50100</text:p>
          </table:table-cell>
          <table:table-cell office:value-type="float" office:value="55249" calcext:value-type="float">
            <text:p>5524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00" calcext:value-type="float">
            <text:p>1100</text:p>
          </table:table-cell>
          <table:table-cell office:value-type="float" office:value="1688150" calcext:value-type="float">
            <text:p>1688150</text:p>
          </table:table-cell>
          <table:table-cell office:value-type="float" office:value="100100" calcext:value-type="float">
            <text:p>100100</text:p>
          </table:table-cell>
          <table:table-cell office:value-type="float" office:value="85349" calcext:value-type="float">
            <text:p>85349</text:p>
          </table:table-cell>
          <table:table-cell office:value-type="float" office:value="600" calcext:value-type="float">
            <text:p>600</text:p>
          </table:table-cell>
          <table:table-cell office:value-type="float" office:value="637650" calcext:value-type="float">
            <text:p>637650</text:p>
          </table:table-cell>
          <table:table-cell office:value-type="float" office:value="50100" calcext:value-type="float">
            <text:p>50100</text:p>
          </table:table-cell>
          <table:table-cell office:value-type="float" office:value="35349" calcext:value-type="float">
            <text:p>353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00" calcext:value-type="float">
            <text:p>1100</text:p>
          </table:table-cell>
          <table:table-cell office:value-type="float" office:value="1058150" calcext:value-type="float">
            <text:p>1058150</text:p>
          </table:table-cell>
          <table:table-cell office:value-type="float" office:value="100100" calcext:value-type="float">
            <text:p>100100</text:p>
          </table:table-cell>
          <table:table-cell office:value-type="float" office:value="55649" calcext:value-type="float">
            <text:p>55649</text:p>
          </table:table-cell>
          <table:table-cell office:value-type="float" office:value="600" calcext:value-type="float">
            <text:p>600</text:p>
          </table:table-cell>
          <table:table-cell office:value-type="float" office:value="7650" calcext:value-type="float">
            <text:p>7650</text:p>
          </table:table-cell>
          <table:table-cell office:value-type="float" office:value="50100" calcext:value-type="float">
            <text:p>50100</text:p>
          </table:table-cell>
          <table:table-cell office:value-type="float" office:value="5649" calcext:value-type="float">
            <text:p>564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office:value-type="float" office:value="8150" calcext:value-type="float">
            <text:p>8150</text:p>
          </table:table-cell>
          <table:table-cell office:value-type="float" office:value="100100" calcext:value-type="float">
            <text:p>100100</text:p>
          </table:table-cell>
          <table:table-cell office:value-type="float" office:value="6149" calcext:value-type="float">
            <text:p>6149</text:p>
          </table:table-cell>
          <table:table-cell office:value-type="float" office:value="600" calcext:value-type="float">
            <text:p>600</text:p>
          </table:table-cell>
          <table:table-cell table:style-name="ce4" office:value-type="float" office:value="600" calcext:value-type="float">
            <text:p>600</text:p>
          </table:table-cell>
          <table:table-cell office:value-type="float" office:value="600" calcext:value-type="float">
            <text:p>600</text:p>
          </table:table-cell>
          <table:table-cell table:style-name="ce10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4" office:value-type="float" office:value="1100" calcext:value-type="float">
            <text:p>1100</text:p>
          </table:table-cell>
          <table:table-cell office:value-type="float" office:value="600" calcext:value-type="float">
            <text:p>600</text:p>
          </table:table-cell>
          <table:table-cell table:style-name="ce4" office:value-type="float" office:value="600" calcext:value-type="float">
            <text:p>600</text:p>
          </table:table-cell>
          <table:table-cell office:value-type="float" office:value="600" calcext:value-type="float">
            <text:p>600</text:p>
          </table:table-cell>
          <table:table-cell table:style-name="ce10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 office:value-type="float" office:value="1100" calcext:value-type="float">
            <text:p>1100</text:p>
          </table:table-cell>
          <table:table-cell office:value-type="float" office:value="600" calcext:value-type="float">
            <text:p>600</text:p>
          </table:table-cell>
          <table:table-cell table:style-name="ce4" office:value-type="float" office:value="600" calcext:value-type="float">
            <text:p>600</text:p>
          </table:table-cell>
          <table:table-cell office:value-type="float" office:value="600" calcext:value-type="float">
            <text:p>600</text:p>
          </table:table-cell>
          <table:table-cell table:style-name="ce10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style-name="ce5" office:value-type="float" office:value="1100" calcext:value-type="float">
            <text:p>1100</text:p>
          </table:table-cell>
          <table:table-cell table:style-name="ce9" office:value-type="float" office:value="1100" calcext:value-type="float">
            <text:p>1100</text:p>
          </table:table-cell>
          <table:table-cell table:style-name="ce5" office:value-type="float" office:value="1100" calcext:value-type="float">
            <text:p>1100</text:p>
          </table:table-cell>
          <table:table-cell table:style-name="ce9" office:value-type="float" office:value="1100" calcext:value-type="float">
            <text:p>1100</text:p>
          </table:table-cell>
          <table:table-cell table:number-columns-repeated="3" table:style-name="ce5" office:value-type="float" office:value="600" calcext:value-type="float">
            <text:p>600</text:p>
          </table:table-cell>
          <table:table-cell table:style-name="ce11" office:value-type="float" office:value="600" calcext:value-type="float">
            <text:p>6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3:20:23.343822197</meta:creation-date>
    <dc:date>2017-04-10T14:08:16.576860209</dc:date>
    <meta:editing-duration>PT6M53S</meta:editing-duration>
    <meta:editing-cycles>2</meta:editing-cycles>
    <meta:generator>LibreOffice/5.1.6.2$Linux_X86_64 LibreOffice_project/10m0$Build-2</meta:generator>
    <meta:document-statistic meta:table-count="1" meta:cell-count="113" meta:object-count="0"/>
  </office:meta>
</office:document-meta>
</file>